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cb82" officeooo:paragraph-rsid="001fcb82" style:font-weight-asian="bold" style:font-weight-complex="bold"/>
    </style:style>
    <style:style style:name="P2" style:family="paragraph" style:parent-style-name="Standard">
      <style:paragraph-properties fo:margin-left="-0.009cm" fo:margin-right="15.404cm" fo:margin-top="0cm" fo:margin-bottom="0.021cm" style:contextual-spacing="false" fo:line-height="180%" fo:text-indent="-0.018cm" style:auto-text-indent="false"/>
      <style:text-properties fo:font-weight="bold" officeooo:rsid="001fcb82" officeooo:paragraph-rsid="001fcb82" style:font-weight-asian="bold" style:font-weight-complex="bold"/>
    </style:style>
    <style:style style:name="P3" style:family="paragraph" style:parent-style-name="Standard">
      <style:paragraph-properties fo:margin-left="-0.009cm" fo:margin-right="0cm" fo:margin-top="0cm" fo:margin-bottom="0.021cm" style:contextual-spacing="false" fo:line-height="180%" fo:text-indent="-0.018cm" style:auto-text-indent="false"/>
      <style:text-properties fo:font-weight="bold" officeooo:rsid="001fcb82" officeooo:paragraph-rsid="001fcb82" style:font-weight-asian="bold" style:font-weight-complex="bold"/>
    </style:style>
    <style:style style:name="P4" style:family="paragraph" style:parent-style-name="Standard">
      <style:paragraph-properties fo:margin-left="-0.009cm" fo:margin-right="0cm" fo:margin-top="0cm" fo:margin-bottom="0.279cm" style:contextual-spacing="false" fo:line-height="180%" fo:text-indent="-0.018cm" style:auto-text-indent="false"/>
      <style:text-properties fo:font-weight="bold" officeooo:rsid="001fcb82" officeooo:paragraph-rsid="001fcb82" style:font-weight-asian="bold" style:font-weight-complex="bold"/>
    </style:style>
    <style:style style:name="P5" style:family="paragraph" style:parent-style-name="Standard">
      <style:paragraph-properties fo:margin-left="-0.009cm" fo:margin-right="9.62cm" fo:margin-top="0cm" fo:margin-bottom="0.002cm" style:contextual-spacing="false" fo:line-height="187%" fo:text-indent="-0.018cm" style:auto-text-indent="false"/>
      <style:text-properties officeooo:paragraph-rsid="001fcb82"/>
    </style:style>
    <style:style style:name="P6" style:family="paragraph" style:parent-style-name="Standard">
      <style:paragraph-properties fo:margin-left="-0.009cm" fo:margin-right="8.991cm" fo:margin-top="0cm" fo:margin-bottom="0cm" style:contextual-spacing="false" fo:line-height="187%" fo:text-indent="-0.018cm" style:auto-text-indent="false"/>
      <style:text-properties officeooo:paragraph-rsid="001fcb82"/>
    </style:style>
    <style:style style:name="P7" style:family="paragraph" style:parent-style-name="Standard">
      <style:paragraph-properties fo:margin-left="-0.009cm" fo:margin-right="0.905cm" fo:margin-top="0cm" fo:margin-bottom="0cm" style:contextual-spacing="false" fo:line-height="187%" fo:text-indent="-0.018cm" style:auto-text-indent="false"/>
      <style:text-properties officeooo:paragraph-rsid="001fcb82"/>
    </style:style>
    <style:style style:name="P8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6.985cm" style:type="center"/>
        </style:tab-stops>
      </style:paragraph-properties>
      <style:text-properties officeooo:paragraph-rsid="001fcb82"/>
    </style:style>
    <style:style style:name="P9" style:family="paragraph" style:parent-style-name="Standard">
      <style:paragraph-properties fo:margin-left="-0.026cm" fo:margin-right="0cm" fo:text-indent="0cm" style:auto-text-indent="false">
        <style:tab-stops>
          <style:tab-stop style:position="1.335cm" style:type="center"/>
        </style:tab-stops>
      </style:paragraph-properties>
      <style:text-properties officeooo:paragraph-rsid="001fcb82"/>
    </style:style>
    <style:style style:name="P10" style:family="paragraph" style:parent-style-name="Standard">
      <style:paragraph-properties fo:margin-left="-0.026cm" fo:margin-right="0cm" fo:margin-top="0cm" fo:margin-bottom="0.291cm" style:contextual-spacing="false" fo:text-indent="0cm" style:auto-text-indent="false">
        <style:tab-stops>
          <style:tab-stop style:position="1.335cm" style:type="center"/>
        </style:tab-stops>
      </style:paragraph-properties>
      <style:text-properties officeooo:paragraph-rsid="001fcb82"/>
    </style:style>
    <style:style style:name="P11" style:family="paragraph" style:parent-style-name="Standard">
      <style:paragraph-properties fo:margin-left="-0.026cm" fo:margin-right="0cm" fo:margin-top="0cm" fo:margin-bottom="0.293cm" style:contextual-spacing="false" fo:text-indent="0cm" style:auto-text-indent="false">
        <style:tab-stops>
          <style:tab-stop style:position="1.335cm" style:type="center"/>
        </style:tab-stops>
      </style:paragraph-properties>
      <style:text-properties officeooo:paragraph-rsid="001fcb82"/>
    </style:style>
    <style:style style:name="P12" style:family="paragraph" style:parent-style-name="Standard">
      <style:paragraph-properties fo:margin-left="-0.026cm" fo:margin-right="0cm" fo:text-indent="0cm" style:auto-text-indent="false">
        <style:tab-stops>
          <style:tab-stop style:position="5.796cm" style:type="center"/>
        </style:tab-stops>
      </style:paragraph-properties>
      <style:text-properties officeooo:paragraph-rsid="001fcb82"/>
    </style:style>
    <style:style style:name="P13" style:family="paragraph" style:parent-style-name="Standard">
      <style:paragraph-properties fo:margin-left="-0.026cm" fo:margin-right="0cm" fo:text-indent="0cm" style:auto-text-indent="false">
        <style:tab-stops>
          <style:tab-stop style:position="3.408cm" style:type="center"/>
        </style:tab-stops>
      </style:paragraph-properties>
      <style:text-properties officeooo:paragraph-rsid="001fcb82"/>
    </style:style>
    <style:style style:name="P14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3.36cm" style:type="center"/>
        </style:tab-stops>
      </style:paragraph-properties>
      <style:text-properties officeooo:paragraph-rsid="001fcb82"/>
    </style:style>
    <style:style style:name="P15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6.731cm" style:type="center"/>
        </style:tab-stops>
      </style:paragraph-properties>
      <style:text-properties officeooo:paragraph-rsid="001fcb82"/>
    </style:style>
    <style:style style:name="P16" style:family="paragraph" style:parent-style-name="Standard">
      <style:paragraph-properties fo:margin-left="-0.026cm" fo:margin-right="0cm" fo:text-indent="0cm" style:auto-text-indent="false">
        <style:tab-stops>
          <style:tab-stop style:position="2.212cm" style:type="center"/>
        </style:tab-stops>
      </style:paragraph-properties>
      <style:text-properties officeooo:paragraph-rsid="001fcb82"/>
    </style:style>
    <style:style style:name="P17" style:family="paragraph" style:parent-style-name="Standard">
      <style:paragraph-properties fo:margin-left="-0.026cm" fo:margin-right="0cm" fo:text-indent="0cm" style:auto-text-indent="false">
        <style:tab-stops>
          <style:tab-stop style:position="5.126cm" style:type="center"/>
        </style:tab-stops>
      </style:paragraph-properties>
      <style:text-properties officeooo:paragraph-rsid="001fcb82"/>
    </style:style>
    <style:style style:name="P18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8.364cm" style:type="center"/>
        </style:tab-stops>
      </style:paragraph-properties>
      <style:text-properties officeooo:paragraph-rsid="001fcb82"/>
    </style:style>
    <style:style style:name="P19" style:family="paragraph" style:parent-style-name="Standard">
      <style:paragraph-properties fo:margin-left="-0.009cm" fo:margin-right="0cm" fo:margin-top="0cm" fo:margin-bottom="0.279cm" style:contextual-spacing="false" fo:text-indent="-0.018cm" style:auto-text-indent="false"/>
      <style:text-properties officeooo:paragraph-rsid="001fcb82"/>
    </style:style>
    <style:style style:name="P20" style:family="paragraph" style:parent-style-name="Standard">
      <style:paragraph-properties fo:margin-left="-0.009cm" fo:margin-right="0cm" fo:text-indent="-0.018cm" style:auto-text-indent="false"/>
      <style:text-properties officeooo:paragraph-rsid="001fcb82"/>
    </style:style>
    <style:style style:name="P21" style:family="paragraph" style:parent-style-name="Standard">
      <style:paragraph-properties fo:margin-left="-0.009cm" fo:margin-right="0cm" fo:margin-top="0cm" fo:margin-bottom="0.298cm" style:contextual-spacing="false" fo:text-indent="-0.018cm" style:auto-text-indent="false"/>
      <style:text-properties officeooo:paragraph-rsid="001fcb82"/>
    </style:style>
    <style:style style:name="P22" style:family="paragraph" style:parent-style-name="Standard">
      <style:paragraph-properties fo:margin-left="0cm" fo:margin-right="0cm" fo:margin-top="0cm" fo:margin-bottom="0.355cm" style:contextual-spacing="false" fo:text-indent="0cm" style:auto-text-indent="false"/>
      <style:text-properties officeooo:paragraph-rsid="001fcb82"/>
    </style:style>
    <style:style style:name="P23" style:family="paragraph" style:parent-style-name="Standard">
      <style:paragraph-properties fo:margin-left="0cm" fo:margin-right="0cm" fo:margin-top="0cm" fo:margin-bottom="0.346cm" style:contextual-spacing="false" fo:text-indent="0cm" style:auto-text-indent="false"/>
      <style:text-properties officeooo:paragraph-rsid="001fcb82"/>
    </style:style>
    <style:style style:name="P24" style:family="paragraph" style:parent-style-name="Standard">
      <style:paragraph-properties fo:margin-left="0cm" fo:margin-right="0cm" fo:margin-top="0cm" fo:margin-bottom="0.34cm" style:contextual-spacing="false" fo:text-indent="0cm" style:auto-text-indent="false"/>
      <style:text-properties officeooo:paragraph-rsid="001fcb82"/>
    </style:style>
    <style:style style:name="P25" style:family="paragraph" style:parent-style-name="Standard">
      <style:paragraph-properties fo:margin-left="0cm" fo:margin-right="0cm" fo:margin-top="0cm" fo:margin-bottom="0.347cm" style:contextual-spacing="false" fo:text-indent="0cm" style:auto-text-indent="false"/>
      <style:text-properties officeooo:paragraph-rsid="001fcb82"/>
    </style:style>
    <style:style style:name="P26" style:family="paragraph" style:parent-style-name="Standard">
      <style:paragraph-properties fo:margin-left="0cm" fo:margin-right="0cm" fo:margin-top="0cm" fo:margin-bottom="0.344cm" style:contextual-spacing="false" fo:text-indent="0cm" style:auto-text-indent="false"/>
      <style:text-properties officeooo:paragraph-rsid="001fcb82"/>
    </style:style>
    <style:style style:name="P27" style:family="paragraph" style:parent-style-name="Standard">
      <style:paragraph-properties fo:margin-left="0cm" fo:margin-right="0cm" fo:margin-top="0cm" fo:margin-bottom="0.307cm" style:contextual-spacing="false" fo:text-indent="0cm" style:auto-text-indent="false"/>
      <style:text-properties officeooo:paragraph-rsid="001fcb82"/>
    </style:style>
    <style:style style:name="P28" style:family="paragraph" style:parent-style-name="Standard">
      <style:paragraph-properties fo:margin-left="-0.009cm" fo:margin-right="8.354cm" fo:margin-top="0cm" fo:margin-bottom="0.012cm" style:contextual-spacing="false" fo:line-height="184%" fo:text-indent="-0.018cm" style:auto-text-indent="false"/>
      <style:text-properties officeooo:paragraph-rsid="001fcb82"/>
    </style:style>
    <style:style style:name="P29" style:family="paragraph" style:parent-style-name="Standard">
      <style:paragraph-properties fo:margin-left="-0.009cm" fo:margin-right="6.401cm" fo:margin-top="0cm" fo:margin-bottom="0cm" style:contextual-spacing="false" fo:line-height="184%" fo:text-indent="-0.018cm" style:auto-text-indent="false"/>
      <style:text-properties officeooo:paragraph-rsid="001fcb82"/>
    </style:style>
    <style:style style:name="P30" style:family="paragraph" style:parent-style-name="Standard">
      <style:paragraph-properties fo:margin-left="-0.009cm" fo:margin-right="6.373cm" fo:margin-top="0cm" fo:margin-bottom="0.002cm" style:contextual-spacing="false" fo:line-height="184%" fo:text-indent="-0.018cm" style:auto-text-indent="false"/>
      <style:text-properties officeooo:paragraph-rsid="001fcb82"/>
    </style:style>
    <style:style style:name="P31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6.071cm" style:type="center"/>
        </style:tab-stops>
      </style:paragraph-properties>
      <style:text-properties officeooo:paragraph-rsid="001fcb82"/>
    </style:style>
    <style:style style:name="P32" style:family="paragraph" style:parent-style-name="Standard">
      <style:paragraph-properties fo:margin-left="-0.026cm" fo:margin-right="0cm" fo:margin-top="0cm" fo:margin-bottom="0.298cm" style:contextual-spacing="false" fo:text-indent="0cm" style:auto-text-indent="false">
        <style:tab-stops>
          <style:tab-stop style:position="2.813cm" style:type="center"/>
        </style:tab-stops>
      </style:paragraph-properties>
      <style:text-properties officeooo:paragraph-rsid="001fcb82"/>
    </style:style>
    <style:style style:name="P33" style:family="paragraph" style:parent-style-name="Standard">
      <style:paragraph-properties fo:margin-left="-0.026cm" fo:margin-right="0cm" fo:text-indent="0cm" style:auto-text-indent="false">
        <style:tab-stops>
          <style:tab-stop style:position="4.202cm" style:type="center"/>
        </style:tab-stops>
      </style:paragraph-properties>
      <style:text-properties officeooo:paragraph-rsid="001fcb82"/>
    </style:style>
    <style:style style:name="P34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4.253cm" style:type="center"/>
        </style:tab-stops>
      </style:paragraph-properties>
      <style:text-properties officeooo:paragraph-rsid="001fcb82"/>
    </style:style>
    <style:style style:name="P35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6.599cm" style:type="center"/>
        </style:tab-stops>
      </style:paragraph-properties>
      <style:text-properties officeooo:paragraph-rsid="001fcb82"/>
    </style:style>
    <style:style style:name="P36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2.605cm" style:type="center"/>
        </style:tab-stops>
      </style:paragraph-properties>
      <style:text-properties officeooo:paragraph-rsid="001fcb82"/>
    </style:style>
    <style:style style:name="P37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3.482cm" style:type="center"/>
        </style:tab-stops>
      </style:paragraph-properties>
      <style:text-properties officeooo:paragraph-rsid="001fcb82"/>
    </style:style>
    <style:style style:name="P38" style:family="paragraph" style:parent-style-name="Standard">
      <style:paragraph-properties fo:margin-left="-0.009cm" fo:margin-right="8.684cm" fo:margin-top="0cm" fo:margin-bottom="0cm" style:contextual-spacing="false" fo:line-height="186%" fo:text-indent="-0.018cm" style:auto-text-indent="false"/>
      <style:text-properties officeooo:paragraph-rsid="001fcb82"/>
    </style:style>
    <style:style style:name="P39" style:family="paragraph" style:parent-style-name="Standard">
      <style:paragraph-properties fo:margin-left="-0.009cm" fo:margin-right="10.075cm" fo:margin-top="0cm" fo:margin-bottom="0.007cm" style:contextual-spacing="false" fo:line-height="186%" fo:text-indent="-0.018cm" style:auto-text-indent="false"/>
      <style:text-properties officeooo:paragraph-rsid="001fcb82"/>
    </style:style>
    <style:style style:name="P40" style:family="paragraph" style:parent-style-name="Standard">
      <style:paragraph-properties fo:margin-left="-0.009cm" fo:margin-right="5.68cm" fo:margin-top="0cm" fo:margin-bottom="0cm" style:contextual-spacing="false" fo:line-height="186%" fo:text-indent="-0.018cm" style:auto-text-indent="false"/>
      <style:text-properties officeooo:paragraph-rsid="001fcb82"/>
    </style:style>
    <style:style style:name="P41" style:family="paragraph" style:parent-style-name="Standard">
      <style:paragraph-properties fo:margin-left="-0.026cm" fo:margin-right="0cm" fo:text-indent="0cm" style:auto-text-indent="false">
        <style:tab-stops>
          <style:tab-stop style:position="4.496cm" style:type="center"/>
        </style:tab-stops>
      </style:paragraph-properties>
      <style:text-properties officeooo:paragraph-rsid="001fcb82"/>
    </style:style>
    <style:style style:name="P42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2.826cm" style:type="center"/>
        </style:tab-stops>
      </style:paragraph-properties>
      <style:text-properties officeooo:paragraph-rsid="001fcb82"/>
    </style:style>
    <style:style style:name="P43" style:family="paragraph" style:parent-style-name="Standard">
      <style:paragraph-properties fo:margin-left="-0.026cm" fo:margin-right="0cm" fo:text-indent="0cm" style:auto-text-indent="false">
        <style:tab-stops>
          <style:tab-stop style:position="3.323cm" style:type="center"/>
        </style:tab-stops>
      </style:paragraph-properties>
      <style:text-properties officeooo:paragraph-rsid="001fcb82"/>
    </style:style>
    <style:style style:name="P44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6.641cm" style:type="center"/>
        </style:tab-stops>
      </style:paragraph-properties>
      <style:text-properties officeooo:paragraph-rsid="001fcb82"/>
    </style:style>
    <style:style style:name="P45" style:family="paragraph" style:parent-style-name="Standard">
      <style:paragraph-properties fo:margin-left="-0.026cm" fo:margin-right="0cm" fo:text-indent="0cm" style:auto-text-indent="false">
        <style:tab-stops>
          <style:tab-stop style:position="7.373cm" style:type="center"/>
        </style:tab-stops>
      </style:paragraph-properties>
      <style:text-properties officeooo:paragraph-rsid="001fcb82"/>
    </style:style>
    <style:style style:name="P46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5.734cm" style:type="center"/>
        </style:tab-stops>
      </style:paragraph-properties>
      <style:text-properties officeooo:paragraph-rsid="001fcb82"/>
    </style:style>
    <style:style style:name="P47" style:family="paragraph" style:parent-style-name="Standard">
      <style:paragraph-properties fo:margin-left="-0.026cm" fo:margin-right="0cm" fo:text-indent="0cm" style:auto-text-indent="false">
        <style:tab-stops>
          <style:tab-stop style:position="1.272cm" style:type="center"/>
          <style:tab-stop style:position="2.542cm" style:type="center"/>
          <style:tab-stop style:position="6.87cm" style:type="center"/>
        </style:tab-stops>
      </style:paragraph-properties>
      <style:text-properties officeooo:paragraph-rsid="001fcb82"/>
    </style:style>
    <style:style style:name="P48" style:family="paragraph" style:parent-style-name="Standard">
      <style:paragraph-properties fo:margin-left="-0.009cm" fo:margin-right="7.4cm" fo:margin-top="0cm" fo:margin-bottom="0.009cm" style:contextual-spacing="false" fo:line-height="188%" fo:text-indent="-0.018cm" style:auto-text-indent="false"/>
      <style:text-properties officeooo:paragraph-rsid="001fcb82"/>
    </style:style>
    <style:style style:name="P49" style:family="paragraph" style:parent-style-name="Standard">
      <style:paragraph-properties fo:margin-left="-0.009cm" fo:margin-right="7.154cm" fo:margin-top="0cm" fo:margin-bottom="0.002cm" style:contextual-spacing="false" fo:line-height="188%" fo:text-indent="-0.018cm" style:auto-text-indent="false"/>
      <style:text-properties officeooo:paragraph-rsid="001fcb82"/>
    </style:style>
    <style:style style:name="P50" style:family="paragraph" style:parent-style-name="Standard">
      <style:paragraph-properties fo:margin-left="-0.026cm" fo:margin-right="0cm" fo:text-indent="0cm" style:auto-text-indent="false">
        <style:tab-stops>
          <style:tab-stop style:position="4.336cm" style:type="center"/>
        </style:tab-stops>
      </style:paragraph-properties>
      <style:text-properties officeooo:paragraph-rsid="001fcb82"/>
    </style:style>
    <style:style style:name="P51" style:family="paragraph" style:parent-style-name="Standard">
      <style:paragraph-properties fo:margin-left="-0.026cm" fo:margin-right="0cm" fo:margin-top="0cm" fo:margin-bottom="0.291cm" style:contextual-spacing="false" fo:text-indent="0cm" style:auto-text-indent="false">
        <style:tab-stops>
          <style:tab-stop style:position="6.29cm" style:type="center"/>
        </style:tab-stops>
      </style:paragraph-properties>
      <style:text-properties officeooo:paragraph-rsid="001fcb82"/>
    </style:style>
    <style:style style:name="P52" style:family="paragraph" style:parent-style-name="Standard">
      <style:paragraph-properties fo:margin-left="0cm" fo:margin-right="11.003cm" fo:margin-top="0cm" fo:margin-bottom="0.009cm" style:contextual-spacing="false" fo:line-height="185%" fo:text-align="justify" style:justify-single-word="false" fo:text-indent="0cm" style:auto-text-indent="false"/>
      <style:text-properties officeooo:paragraph-rsid="001fcb82"/>
    </style:style>
    <style:style style:name="T1" style:family="text">
      <style:text-properties style:font-name="MS Gothic" style:font-name-asian="MS Gothic1" style:font-name-complex="MS Gothic1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fc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<text:span text:style-name="T1">Your college has a small delivery service inside the campus. </text:span></text:p>
      <text:p text:style-name="P1"><text:span text:style-name="T1">Items like snacks, notes, and gadgets are delivered using Bicycles, E-Bikes, and Drones. You are asked to design a Java program to model this service using OOP concepts</text:span>. </text:p>
      <text:p text:style-name="P1"/>
      <text:p text:style-name="P1">Code:</text:p>
      <text:p text:style-name="P19">package Transport; </text:p>
      <text:p text:style-name="P22"><text:s/></text:p>
      <text:p text:style-name="P20">public abstract class VehicleA { </text:p>
      <text:p text:style-name="P5"><text:s/><text:tab/>protected String id; <text:s/><text:tab/>public <text:s/>VehicleA (String id) { </text:p>
      <text:p text:style-name="P8"><text:s/><text:tab/> <text:tab/>System.out.println("Vehicle () constructor is called"); </text:p>
      <text:p text:style-name="P9"><text:s/><text:tab/>} </text:p>
      <text:p text:style-name="P12"><text:s/><text:tab/>public abstract void deliver(String item, String place); </text:p>
      <text:p text:style-name="P19">} </text:p>
      <text:p text:style-name="P23"><text:s/></text:p>
      <text:p text:style-name="P6">package Transport; public class Bicycle extends VehicleA { </text:p>
      <text:p text:style-name="P23"><text:s/></text:p>
      <text:p text:style-name="P13"><text:s/><text:tab/>public Bicycle(String id) { </text:p>
      <text:p text:style-name="P14"><text:s/><text:tab/> <text:tab/>super(id); </text:p>
      <text:p text:style-name="P15"><text:s/><text:tab/> <text:tab/>System.out.println("Bicycle() constructor called"); </text:p>
      <text:p text:style-name="P10"><text:s/><text:tab/>} </text:p>
      <text:p text:style-name="P24"><text:s/></text:p>
      <text:p text:style-name="P16"><text:s/><text:tab/>@Override </text:p>
      <text:p text:style-name="P17"><text:s/><text:tab/>public void deliver(String item, String place) { </text:p>
      <text:p text:style-name="P18"><text:s/><text:tab/> <text:tab/> System.out.println("Deliver " + item + " to " + place + " by Bicycle."); </text:p>
      <text:p text:style-name="P11"><text:s/><text:tab/>} </text:p>
      <text:p text:style-name="P2"><text:s/>}</text:p>
      <text:p text:style-name="P2"/>
      <text:p text:style-name="P2"/>
      <text:p text:style-name="P19">package Transport; </text:p>
      <text:p text:style-name="P25"><text:s/></text:p>
      <text:p text:style-name="P28">public class EBike extends Bicycle { <text:s/><text:tab/>public EBike(String id) { </text:p>
      <text:p text:style-name="P14"><text:s/><text:tab/> <text:tab/>super(id); </text:p>
      <text:p text:style-name="P31"><text:s/><text:tab/> <text:tab/>// TODO Auto-generated constructor stub </text:p>
      <text:p text:style-name="P9"><text:soft-page-break/><text:s/><text:tab/>} </text:p>
      <text:p text:style-name="P32"><text:s/><text:tab/>private int battery; </text:p>
      <text:p text:style-name="P26"><text:s/></text:p>
      <text:p text:style-name="P33"><text:s/><text:tab/>public EBike(String id,int battery) { </text:p>
      <text:p text:style-name="P14"><text:s/><text:tab/> <text:tab/>super(id); </text:p>
      <text:p text:style-name="P34"><text:s/><text:tab/> <text:tab/>this.battery=battery; </text:p>
      <text:p text:style-name="P35"><text:s/><text:tab/> <text:tab/>System.out.println("Ebike() constructor called"); </text:p>
      <text:p text:style-name="P36"><text:s/><text:tab/> <text:tab/>} </text:p>
      <text:p text:style-name="P37"><text:s/><text:tab/> <text:tab/>@Override </text:p>
      <text:p text:style-name="P7"><text:s/><text:tab/> <text:tab/>public void deliver(String item, String place) { <text:s/><text:tab/> <text:tab/> <text:tab/>System.out.println("<text:span text:style-name="T3">C</text:span>heck battery" + battery + "%"); <text:s/><text:tab/> <text:tab/> <text:tab/>super.deliver(item,place); </text:p>
      <text:p text:style-name="P9"><text:s/><text:tab/>} </text:p>
      <text:p text:style-name="P3">} </text:p>
      <text:p text:style-name="P3"/>
      <text:p text:style-name="P19">package Transport; </text:p>
      <text:p text:style-name="P23"><text:s/></text:p>
      <text:p text:style-name="P38">public interface Payable { <text:s/>double cost (double distancekm); </text:p>
      <text:p text:style-name="P23"><text:s/></text:p>
      <text:p text:style-name="P41"><text:s/><text:tab/>void deliver(String item, String place); </text:p>
      <text:p text:style-name="P20">}</text:p>
      <text:p text:style-name="P39">package Transport; public final class SecurityRules { <text:s/><text:tab/>private SecurityRules() {} </text:p>
      <text:p text:style-name="P40"><text:s/><text:tab/> <text:tab/> public static boolean canFly(String place) { <text:s/><text:tab/> <text:tab/> <text:s text:c="6"/>if(place=="exm cell") { <text:s/><text:tab/> <text:tab/> <text:s text:c="4"/><text:tab/> <text:s text:c="2"/>return false; <text:s/><text:tab/> <text:tab/> <text:s text:c="6"/>} <text:s/><text:tab/> <text:tab/> <text:s text:c="6"/>else <text:s/><text:tab/> <text:tab/> <text:s text:c="4"/><text:tab/> <text:s text:c="2"/>return true; </text:p>
      <text:p text:style-name="P42"><text:s/><text:tab/> <text:tab/> <text:s text:c="3"/>} </text:p>
      <text:p text:style-name="P3">} </text:p>
      <text:p text:style-name="P3"/>
      <text:p text:style-name="P19">package Transport; </text:p>
      <text:p text:style-name="P25"><text:s/></text:p>
      <text:p text:style-name="P19"><text:soft-page-break/>public class Drone extends VehicleA implements Payable { </text:p>
      <text:p text:style-name="P26"><text:s/></text:p>
      <text:p text:style-name="P43"><text:s/><text:tab/>public Drone(String id) { </text:p>
      <text:p text:style-name="P14"><text:s/><text:tab/> <text:tab/>super(id); </text:p>
      <text:p text:style-name="P44"><text:s/><text:tab/> <text:tab/>System.out.println("Drone() constructor called"); </text:p>
      <text:p text:style-name="P10"><text:s/><text:tab/>} </text:p>
      <text:p text:style-name="P24"><text:s/></text:p>
      <text:p text:style-name="P16"><text:s/><text:tab/>@Override </text:p>
      <text:p text:style-name="P29"><text:s/>public double cost(double distancekm) { <text:s text:c="2"/>return 20*distancekm; </text:p>
      <text:p text:style-name="P10"><text:s/><text:tab/>} </text:p>
      <text:p text:style-name="P24"><text:s/></text:p>
      <text:p text:style-name="P16"><text:s/><text:tab/>@Override </text:p>
      <text:p text:style-name="P30"><text:s/>public void deliver(String item, String place) { <text:s text:c="2"/>if (!SecurityRules.canFly(place)) { </text:p>
      <text:p text:style-name="P21"><text:s/><text:tab/> <text:tab/> <text:tab/>System.out.println("Delivery to " + place + " is blocked "); <text:s text:c="9"/></text:p>
      <text:p text:style-name="P21"><text:s text:c="3"/>return; </text:p>
      <text:p text:style-name="P36"><text:s/><text:tab/> <text:tab/>} </text:p>
      <text:p text:style-name="P45"><text:s/><text:tab/> <text:s text:c="3"/>System.out.println("Delivering " + item + " to " + place + " by Drone"); </text:p>
      <text:p text:style-name="P9"><text:s/><text:tab/>} </text:p>
      <text:p text:style-name="P20">} </text:p>
      <text:p text:style-name="P19">import Transport.*; </text:p>
      <text:p text:style-name="P23"><text:s/></text:p>
      <text:p text:style-name="P20">public class Main { </text:p>
      <text:p text:style-name="P46"><text:s/><text:tab/> <text:tab/>public static void main(String[] args) { </text:p>
      <text:p text:style-name="P47"><text:s/><text:tab/> <text:tab/> <text:s text:c="8"/>Ebike e = new Ebike("EB-101", 50); </text:p>
      <text:p text:style-name="P48"><text:s/><text:tab/> <text:s text:c="7"/>e.deliver("Burger", "Library"); <text:s/><text:tab/> <text:s text:c="7"/>Drone d = new Drone("DR-1"); </text:p>
      <text:p text:style-name="P50"><text:s/><text:tab/> <text:s text:c="7"/>d.deliver("Notes", "ExamCell"); </text:p>
      <text:p text:style-name="P49"><text:s/><text:tab/> <text:s text:c="7"/>d.deliver("USB", "ISE "); <text:s/><text:tab/></text:p>
      <text:p text:style-name="P49"><text:s text:c="8"/>double bill = d.cost(5); </text:p>
      <text:p text:style-name="P51"><text:s/><text:tab/> <text:s text:c="7"/>System.out.println("Drone delivery cost is: Rs." + bill); </text:p>
      <text:p text:style-name="P27"><text:s/></text:p>
      <text:p text:style-name="P36"><text:s/><text:tab/> <text:tab/>} </text:p>
      <text:p text:style-name="P9"><text:s/><text:tab/>} </text:p>
      <text:p text:style-name="P4">} </text:p>
      <text:p text:style-name="P4"><text:soft-page-break/>Output:</text:p>
      <text:p text:style-name="P20">Vehicle () constructor is called </text:p>
      <text:p text:style-name="P52">Bicycle() constructor called Ebike() constructor called check battery50% </text:p>
      <text:p text:style-name="P20">Delivering Burger to Library by Bicycle. </text:p>
      <text:p text:style-name="P20">Vehicle () constructor is called </text:p>
      <text:p text:style-name="P20">Drone() constructor called </text:p>
      <text:p text:style-name="P20">Delivering Notes to ExamCell by Drone </text:p>
      <text:p text:style-name="P20">Delivering USB to ISE Block by Drone </text:p>
      <text:p text:style-name="P4">Drone delivery cost: Rs.100.0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9:38.522375433</meta:creation-date>
    <dc:date>2025-09-02T13:04:02.373919450</dc:date>
    <meta:editing-duration>PT4M24S</meta:editing-duration>
    <meta:editing-cycles>1</meta:editing-cycles>
    <meta:document-statistic meta:table-count="0" meta:image-count="0" meta:object-count="0" meta:page-count="4" meta:paragraph-count="95" meta:word-count="358" meta:character-count="2920" meta:non-whitespace-character-count="2247"/>
    <meta:generator>LibreOffice/7.3.7.2$Linux_X86_64 LibreOffice_project/30$Build-2</meta:generator>
  </office:meta>
</office:document-meta>
</file>